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50C0000012C44B08D52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Optima" svg:font-family="Opti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text-properties style:font-name="Optima" fo:font-size="9pt" style:font-size-asian="9pt" style:font-size-complex="9pt"/>
    </style:style>
    <style:style style:name="P2" style:family="paragraph" style:parent-style-name="Standard">
      <style:text-properties style:font-name="Optima"/>
    </style:style>
    <style:style style:name="P3" style:family="paragraph" style:parent-style-name="Standard">
      <style:paragraph-properties fo:text-align="center" style:justify-single-word="false"/>
      <style:text-properties style:font-name="Optima" fo:font-size="14pt" officeooo:paragraph-rsid="00092c9a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Optima" fo:font-size="14pt" officeooo:rsid="00092c9a" officeooo:paragraph-rsid="00092c9a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Optima" officeooo:paragraph-rsid="00092c9a"/>
    </style:style>
    <style:style style:name="P6" style:family="paragraph" style:parent-style-name="Standard">
      <style:text-properties style:font-name="Optima" officeooo:paragraph-rsid="0007a294"/>
    </style:style>
    <style:style style:name="P7" style:family="paragraph" style:parent-style-name="Standard">
      <style:text-properties style:font-name="Optima" officeooo:paragraph-rsid="00092c9a"/>
    </style:style>
    <style:style style:name="P8" style:family="paragraph" style:parent-style-name="Standard">
      <style:text-properties style:font-name="Optima" officeooo:rsid="0007a294" officeooo:paragraph-rsid="00092c9a"/>
    </style:style>
    <style:style style:name="P9" style:family="paragraph" style:parent-style-name="Standard">
      <style:text-properties style:font-name="Optima" officeooo:rsid="0007a294" officeooo:paragraph-rsid="0012c219"/>
    </style:style>
    <style:style style:name="P10" style:family="paragraph" style:parent-style-name="Standard">
      <style:text-properties style:font-name="Optima" officeooo:paragraph-rsid="000c7eaa"/>
    </style:style>
    <style:style style:name="P11" style:family="paragraph" style:parent-style-name="Standard">
      <style:text-properties style:font-name="Optima" officeooo:paragraph-rsid="000cb8fc"/>
    </style:style>
    <style:style style:name="P12" style:family="paragraph" style:parent-style-name="Standard">
      <style:text-properties style:font-name="Optima" officeooo:paragraph-rsid="000e78ee"/>
    </style:style>
    <style:style style:name="P13" style:family="paragraph" style:parent-style-name="Standard">
      <style:text-properties style:font-name="Optima" officeooo:paragraph-rsid="0012c219"/>
    </style:style>
    <style:style style:name="P14" style:family="paragraph" style:parent-style-name="Standard">
      <style:text-properties style:font-name="Optima" officeooo:paragraph-rsid="00139303"/>
    </style:style>
    <style:style style:name="P15" style:family="paragraph" style:parent-style-name="Standard">
      <style:text-properties style:font-name="Optima" officeooo:paragraph-rsid="0014a7d3"/>
    </style:style>
    <style:style style:name="P16" style:family="paragraph" style:parent-style-name="Standard">
      <style:text-properties style:font-name="Optima" officeooo:paragraph-rsid="00167993"/>
    </style:style>
    <style:style style:name="P17" style:family="paragraph" style:parent-style-name="Standard">
      <style:text-properties style:font-name="Optima" officeooo:paragraph-rsid="0018411c"/>
    </style:style>
    <style:style style:name="P18" style:family="paragraph" style:parent-style-name="Standard">
      <style:text-properties style:font-name="Optima" officeooo:paragraph-rsid="00192a0e"/>
    </style:style>
    <style:style style:name="P19" style:family="paragraph" style:parent-style-name="Standard">
      <style:text-properties style:font-name="Optima" officeooo:paragraph-rsid="001b4abf"/>
    </style:style>
    <style:style style:name="P20" style:family="paragraph" style:parent-style-name="Standard">
      <style:text-properties style:font-name="Optima" officeooo:paragraph-rsid="001d444f"/>
    </style:style>
    <style:style style:name="P21" style:family="paragraph" style:parent-style-name="Standard">
      <style:paragraph-properties fo:text-align="center" style:justify-single-word="false" fo:break-before="page"/>
      <style:text-properties style:font-name="Optima" fo:font-size="14pt" officeooo:rsid="0007a294" officeooo:paragraph-rsid="0007a294" style:font-size-asian="14pt" style:font-size-complex="14pt"/>
    </style:style>
    <style:style style:name="P22" style:family="paragraph" style:parent-style-name="Footer">
      <style:text-properties style:font-name="Optima" fo:font-size="9pt" officeooo:paragraph-rsid="001f2186" style:font-size-asian="9pt" style:font-size-complex="9pt"/>
    </style:style>
    <style:style style:name="P23" style:family="paragraph" style:parent-style-name="Standard">
      <style:text-properties style:font-name="Optima" officeooo:rsid="0012c219" officeooo:paragraph-rsid="0018411c"/>
    </style:style>
    <style:style style:name="P24" style:family="paragraph" style:parent-style-name="Standard">
      <style:text-properties style:font-name="Optima" officeooo:rsid="000c7eaa" officeooo:paragraph-rsid="0018411c"/>
    </style:style>
    <style:style style:name="P25" style:family="paragraph" style:parent-style-name="Standard">
      <style:text-properties style:font-name="Optima" officeooo:rsid="00139303" officeooo:paragraph-rsid="0018411c"/>
    </style:style>
    <style:style style:name="P26" style:family="paragraph" style:parent-style-name="Standard">
      <style:text-properties style:font-name="Optima" officeooo:rsid="00139303" officeooo:paragraph-rsid="001f1f56"/>
    </style:style>
    <style:style style:name="P27" style:family="paragraph" style:parent-style-name="Standard">
      <style:text-properties style:font-name="Optima" officeooo:rsid="000e78ee" officeooo:paragraph-rsid="0007a294"/>
    </style:style>
    <style:style style:name="P28" style:family="paragraph" style:parent-style-name="Standard">
      <style:text-properties style:font-name="Optima" officeooo:rsid="000e78ee" officeooo:paragraph-rsid="0012c219"/>
    </style:style>
    <style:style style:name="P29" style:family="paragraph" style:parent-style-name="Standard">
      <style:text-properties style:font-name="Optima" officeooo:rsid="0007a294" officeooo:paragraph-rsid="001b4abf"/>
    </style:style>
    <style:style style:name="P30" style:family="paragraph" style:parent-style-name="Standard">
      <style:text-properties style:font-name="Optima" officeooo:paragraph-rsid="001f1f56"/>
    </style:style>
    <style:style style:name="P31" style:family="paragraph" style:parent-style-name="Standard">
      <style:text-properties style:font-name="Optima" officeooo:paragraph-rsid="001faffa"/>
    </style:style>
    <style:style style:name="T1" style:family="text">
      <style:text-properties style:text-underline-style="solid" style:text-underline-width="auto" style:text-underline-color="font-color" officeooo:rsid="000c7eaa"/>
    </style:style>
    <style:style style:name="T2" style:family="text">
      <style:text-properties style:text-underline-style="solid" style:text-underline-width="auto" style:text-underline-color="font-color" officeooo:rsid="0012c219"/>
    </style:style>
    <style:style style:name="T3" style:family="text">
      <style:text-properties style:text-underline-style="solid" style:text-underline-width="auto" style:text-underline-color="font-color" officeooo:rsid="001faffa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092c9a" style:font-size-asian="14pt" style:font-size-complex="14pt"/>
    </style:style>
    <style:style style:name="T6" style:family="text">
      <style:text-properties officeooo:rsid="0007a294"/>
    </style:style>
    <style:style style:name="T7" style:family="text">
      <style:text-properties officeooo:rsid="00092c9a"/>
    </style:style>
    <style:style style:name="T8" style:family="text">
      <style:text-properties officeooo:rsid="000c7eaa"/>
    </style:style>
    <style:style style:name="T9" style:family="text">
      <style:text-properties style:font-name="Optima"/>
    </style:style>
    <style:style style:name="T10" style:family="text">
      <style:text-properties officeooo:rsid="000cb8fc"/>
    </style:style>
    <style:style style:name="T11" style:family="text">
      <style:text-properties officeooo:rsid="000e78ee"/>
    </style:style>
    <style:style style:name="T12" style:family="text">
      <style:text-properties officeooo:rsid="000f30c5"/>
    </style:style>
    <style:style style:name="T13" style:family="text">
      <style:text-properties officeooo:rsid="000fcc4f"/>
    </style:style>
    <style:style style:name="T14" style:family="text">
      <style:text-properties officeooo:rsid="00116dfb"/>
    </style:style>
    <style:style style:name="T15" style:family="text">
      <style:text-properties officeooo:rsid="0012c219"/>
    </style:style>
    <style:style style:name="T16" style:family="text">
      <style:text-properties officeooo:rsid="00139303"/>
    </style:style>
    <style:style style:name="T17" style:family="text">
      <style:text-properties officeooo:rsid="0014a7d3"/>
    </style:style>
    <style:style style:name="T18" style:family="text">
      <style:text-properties officeooo:rsid="00167993"/>
    </style:style>
    <style:style style:name="T19" style:family="text">
      <style:text-properties officeooo:rsid="0018411c"/>
    </style:style>
    <style:style style:name="T20" style:family="text">
      <style:text-properties officeooo:rsid="00192a0e"/>
    </style:style>
    <style:style style:name="T21" style:family="text">
      <style:text-properties officeooo:rsid="00199edb"/>
    </style:style>
    <style:style style:name="T22" style:family="text">
      <style:text-properties officeooo:rsid="001b4abf"/>
    </style:style>
    <style:style style:name="T23" style:family="text">
      <style:text-properties officeooo:rsid="001d444f"/>
    </style:style>
    <style:style style:name="T24" style:family="text">
      <style:text-properties officeooo:rsid="001d543c"/>
    </style:style>
    <style:style style:name="T25" style:family="text">
      <style:text-properties officeooo:rsid="001f1f56"/>
    </style:style>
    <style:style style:name="T26" style:family="text">
      <style:text-properties officeooo:rsid="001f2186"/>
    </style:style>
    <style:style style:name="T27" style:family="text">
      <style:text-properties officeooo:rsid="001faffa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Basic OpenAgile Process Rules</text:p>
      <text:p text:style-name="P6"/>
      <text:p text:style-name="P17"><text:span text:style-name="T8">_____<text:tab/>There is a single results-oriented Goal for the </text:span><text:span text:style-name="T14">endeavour </text:span><text:span text:style-name="T15">(the work being done)</text:span></text:p>
      <text:p text:style-name="P10"/>
      <text:p text:style-name="P17"><text:span text:style-name="T8">_____<text:tab/>There are </text:span><text:span text:style-name="T1">at least</text:span><text:span text:style-name="T8"> five (5) Cycles from start to finish in an </text:span><text:span text:style-name="T14">endeavour</text:span><text:span text:style-name="T8"> to reach a Goal</text:span></text:p>
      <text:p text:style-name="P10"/>
      <text:p text:style-name="P17">_____<text:tab/>The intention of every Cycle is <text:span text:style-name="T8">to deliver tangible value and progress towards the Goal</text:span></text:p>
      <text:p text:style-name="P13"/>
      <text:p text:style-name="P17">_____<text:tab/>Every Cycle is the same length</text:p>
      <text:p text:style-name="P6"/>
      <text:p text:style-name="P17">_____<text:tab/>There are no breaks between Cycles</text:p>
      <text:p text:style-name="P10"/>
      <text:p text:style-name="P17"><text:span text:style-name="T15">_____<text:tab/>Every Cycle has </text:span><text:span text:style-name="T2">at least</text:span><text:span text:style-name="T15"> five (5) Work Periods</text:span></text:p>
      <text:p text:style-name="P13"/>
      <text:p text:style-name="P23">_____<text:tab/>Every Cycle has the same number of Work Periods</text:p>
      <text:p text:style-name="P13"/>
      <text:p text:style-name="P24">_____<text:tab/>Every Work Period is the same duration </text:p>
      <text:p text:style-name="P13"/>
      <text:p text:style-name="P17">_____<text:tab/>There <text:span text:style-name="T8">is an Engagement Meeting at the start of </text:span><text:span text:style-name="T16">the first Work Period of </text:span><text:span text:style-name="T8">every Cycle</text:span></text:p>
      <text:p text:style-name="P13"/>
      <text:p text:style-name="P17">_____<text:tab/>The Engagement Meeting <text:span text:style-name="T6">meeting is </text:span><text:span text:style-name="T16">time-boxed</text:span><text:span text:style-name="T8"> to</text:span><text:span text:style-name="T6"> </text:span><text:span text:style-name="T8">the same duration every Cycle</text:span></text:p>
      <text:p text:style-name="P9"/>
      <text:p text:style-name="P17">_____<text:tab/>The <text:span text:style-name="T16">time-box</text:span><text:span text:style-name="T15"> of the </text:span>Engagement Meeting<text:span text:style-name="T6"> is </text:span><text:span text:style-name="T15">set by the Team</text:span></text:p>
      <text:p text:style-name="P9"/>
      <text:p text:style-name="P17"><text:span text:style-name="T8">_____<text:tab/>The Engagement Meeting includes Reflection </text:span><text:span text:style-name="T10">on the previous Cycle</text:span></text:p>
      <text:p text:style-name="P12"/>
      <text:p text:style-name="P17"><text:span text:style-name="T8">_____<text:tab/>The Engagement Meeting includes </text:span><text:span text:style-name="T10">Learning</text:span><text:span text:style-name="T8"> </text:span><text:span text:style-name="T10">from the previous Cycle</text:span></text:p>
      <text:p text:style-name="P11"/>
      <text:p text:style-name="P17"><text:span text:style-name="T8">_____<text:tab/>The Engagement Meeting includes </text:span><text:span text:style-name="T10">Planning</text:span><text:span text:style-name="T8"> </text:span><text:span text:style-name="T10">for the next Cycle</text:span></text:p>
      <text:p text:style-name="P14"/>
      <text:p text:style-name="P17"><text:span text:style-name="T6">_____<text:tab/>T</text:span><text:span text:style-name="T25">he Team does no work</text:span><text:span text:style-name="T6"> </text:span><text:span text:style-name="T25">during</text:span><text:span text:style-name="T6"> the Engagement Meeting</text:span></text:p>
      <text:p text:style-name="P14"/>
      <text:p text:style-name="P17"><text:span text:style-name="T8">_____<text:tab/>The Engagement Meeting </text:span><text:span text:style-name="T16">results in a Cycle Plan</text:span></text:p>
      <text:p text:style-name="P15"/>
      <text:p text:style-name="P25">_____<text:tab/>The Cycle Plan includes Value Drivers and associated Tasks</text:p>
      <text:p text:style-name="P14"/>
      <text:p text:style-name="P26">_____<text:tab/>The Cycle Plan is owned by the Team</text:p>
      <text:p text:style-name="P30"/>
      <text:p text:style-name="P26">_____<text:tab/>The Cycle Plan is <text:span text:style-name="T25">visible and accessible to all Stakeholders</text:span></text:p>
      <text:p text:style-name="P30"/>
      <text:p text:style-name="P26">_____<text:tab/>The Tasks in the Cycle Plan describe Repetitive Activities, Calendar Events, Obstacles, Quality Problems, and New Artifacts</text:p>
      <text:p text:style-name="P14"><text:soft-page-break/></text:p>
      <text:p text:style-name="P17"><text:span text:style-name="T8">_____<text:tab/>There is a Progress Meeting </text:span><text:span text:style-name="T10">at the start of every Work Period in</text:span><text:span text:style-name="T8"> a Cycle </text:span><text:span text:style-name="T10">except the first</text:span></text:p>
      <text:p text:style-name="P10"/>
      <text:p text:style-name="P17"><text:span text:style-name="T8">_____<text:tab/>The Progress Meeting is </text:span><text:span text:style-name="T16">time-boxed</text:span><text:span text:style-name="T8"> to the same duration every Work Period</text:span></text:p>
      <text:p text:style-name="P10"/>
      <text:p text:style-name="P17">_____<text:tab/>The Progress Meeting is <text:span text:style-name="T8">short in proportion to the duration of a Work Period</text:span></text:p>
      <text:p text:style-name="P6"/>
      <text:p text:style-name="P17"><text:span text:style-name="T11">_____<text:tab/>T</text:span><text:span text:style-name="T10">he Progress Meeting </text:span><text:span text:style-name="T11">includes</text:span><text:span text:style-name="T10"> Reflect</text:span><text:span text:style-name="T11">ion</text:span><text:span text:style-name="T10"> on Tasks </text:span><text:span text:style-name="T16">done</text:span><text:span text:style-name="T10"> in the previous Work Period</text:span></text:p>
      <text:p text:style-name="P11"/>
      <text:p text:style-name="P17"><text:span text:style-name="T11">_____<text:tab/>T</text:span><text:span text:style-name="T10">he Progress Meeting </text:span><text:span text:style-name="T11">includes</text:span><text:span text:style-name="T10"> Learn</text:span><text:span text:style-name="T11">ing</text:span><text:span text:style-name="T10"> about </text:span><text:span text:style-name="T11">changes to the Cycle Plan</text:span></text:p>
      <text:p text:style-name="P11"/>
      <text:p text:style-name="P17"><text:span text:style-name="T11">_____<text:tab/>T</text:span><text:span text:style-name="T10">he Progress Meeting </text:span><text:span text:style-name="T11">includes</text:span><text:span text:style-name="T10"> Plan</text:span><text:span text:style-name="T11">ning</text:span><text:span text:style-name="T10"> Tasks to be completed in the </text:span><text:span text:style-name="T16">current</text:span><text:span text:style-name="T10"> Work Period</text:span></text:p>
      <text:p text:style-name="P11"/>
      <text:p text:style-name="P17">_____<text:tab/>The Team <text:span text:style-name="T11">Members are people doing Tasks in the Cycle Plan</text:span></text:p>
      <text:p text:style-name="P12"/>
      <text:p text:style-name="P17">_____<text:tab/>The Team includes the Team Member<text:span text:style-name="T11">(s)</text:span> doing Growth Facilitation</text:p>
      <text:p text:style-name="P12"/>
      <text:p text:style-name="P17">_____<text:tab/>The Team includes the Team Member<text:span text:style-name="T11">(s)</text:span> doing Process Facilitation</text:p>
      <text:p text:style-name="P12"/>
      <text:p text:style-name="P17">_____<text:tab/>The Team does not include any other people (eg a manager who doesn't do Tasks)</text:p>
      <text:p text:style-name="P27"/>
      <text:p text:style-name="P5"><text:span text:style-name="T5">The</text:span><text:span text:style-name="T4"> List of Value Drivers</text:span></text:p>
      <text:p text:style-name="P7"/>
      <text:p text:style-name="P17">_____<text:tab/>All Value Drivers in the List of Value Drivers are related to <text:span text:style-name="T11">the Goal</text:span></text:p>
      <text:p text:style-name="P7"/>
      <text:p text:style-name="P7">_____<text:tab/>Value Drivers are <text:span text:style-name="T11">prioritized or </text:span><text:span text:style-name="T6">ordered</text:span> by expected Value</text:p>
      <text:p text:style-name="P7"/>
      <text:p text:style-name="P7">_____<text:tab/>Value Drivers are <text:span text:style-name="T11">pieces of the end results of the Goal (not intermediate results)</text:span></text:p>
      <text:p text:style-name="P7"/>
      <text:p text:style-name="P7">_____<text:tab/>The List of Value Drivers is <text:span text:style-name="T11">prepared</text:span> to ensure it is ready for every Engagement Meeting</text:p>
      <text:p text:style-name="P7"/>
      <text:p text:style-name="P17">_____<text:tab/>Any stakeholder <text:span text:style-name="T11">of the Goal</text:span> can suggest a new <text:span text:style-name="T11">Value Driver </text:span><text:span text:style-name="T25">(including Team Members)</text:span></text:p>
      <text:p text:style-name="P7"/>
      <text:p text:style-name="P17">_____<text:tab/>The List of Value Drivers is easily visible <text:span text:style-name="T12">and accessible</text:span> to every stakeholder</text:p>
      <text:p text:style-name="P7"/>
      <text:p text:style-name="P4">OpenAgile Team Member Role</text:p>
      <text:p text:style-name="P7"/>
      <text:p text:style-name="P15">_____<text:tab/>I use OpenAgile <text:span text:style-name="T17">to create an environment in which people are free to express their true nature and capacities to contribute to the betterment of their organization</text:span></text:p>
      <text:p text:style-name="P7"/>
      <text:p text:style-name="P16">_____<text:tab/>I <text:span text:style-name="T18">practice</text:span> <text:span text:style-name="T18">Truthfulness</text:span><text:span text:style-name="T17"> with my fellow Team Members</text:span> about the <text:span text:style-name="T17">status </text:span>of my <text:span text:style-name="T17">work and its workmanship</text:span></text:p>
      <text:p text:style-name="P15"><text:soft-page-break/>_____<text:tab/>I <text:span text:style-name="T18">use Consultative Decision-Making</text:span><text:span text:style-name="T17"> with my fellow Team Members about all significant choices and actions</text:span></text:p>
      <text:p text:style-name="P15"/>
      <text:p text:style-name="P16">_____<text:tab/>I <text:span text:style-name="T18">apply Systematic Learning</text:span><text:span text:style-name="T17"> with my fellow Team Members</text:span><text:span text:style-name="T18"> to all aspects of my work</text:span></text:p>
      <text:p text:style-name="P16"/>
      <text:p text:style-name="P16">_____<text:tab/>I <text:span text:style-name="T18">explore Organic Growth</text:span><text:span text:style-name="T17"> with my fellow Team Members</text:span><text:span text:style-name="T18"> in all aspects of my work</text:span></text:p>
      <text:p text:style-name="P16"/>
      <text:p text:style-name="P16">_____<text:tab/>I <text:span text:style-name="T18">am fully committed, personally and professionally, to the Goal of my Team</text:span></text:p>
      <text:p text:style-name="P16"/>
      <text:p text:style-name="P7">_____<text:tab/>I actively seek to help my <text:span text:style-name="T18">fellow Team Members</text:span></text:p>
      <text:p text:style-name="P7"/>
      <text:p text:style-name="P7">_____<text:tab/>I commit myself to doing whatever it takes to <text:span text:style-name="T18">fully execute</text:span> each and every Cycle <text:span text:style-name="T18">Plan</text:span></text:p>
      <text:p text:style-name="P7"/>
      <text:p text:style-name="P7">_____<text:tab/>I volunteer for a new Task from the Cycle Plan as soon as I complete a Task</text:p>
      <text:p text:style-name="P7"/>
      <text:p text:style-name="P7">_____<text:tab/>I am willing to learn any skill needed to help my Team</text:p>
      <text:p text:style-name="P7"/>
      <text:p text:style-name="P16">_____<text:tab/>I take direction for <text:span text:style-name="T18">the Goal of the Team</text:span> from Team Member<text:span text:style-name="T18">(s)</text:span> doing Growth Facilitation</text:p>
      <text:p text:style-name="P7"/>
      <text:p text:style-name="P7">_____<text:tab/>I attend every Engagement Meeting in-person</text:p>
      <text:p text:style-name="P7"/>
      <text:p text:style-name="P7">_____<text:tab/>I attend every Progress Meeting in-person</text:p>
      <text:p text:style-name="P7"/>
      <text:p text:style-name="P31">_____<text:tab/><text:span text:style-name="T27">The </text:span><text:span text:style-name="T3">majority</text:span><text:span text:style-name="T27"> of time on Tasks is in the same physical work space as all Team Members</text:span></text:p>
      <text:p text:style-name="P31"/>
      <text:p text:style-name="P31">_____<text:tab/>I never tell any other individual Team Member which <text:span text:style-name="T25">T</text:span>ask to work on</text:p>
      <text:p text:style-name="P31"/>
      <text:p text:style-name="P31">_____<text:tab/>My official title is “Team Member”</text:p>
      <text:p text:style-name="P8"/>
      <text:p text:style-name="P4">The Process Facilitation <text:span text:style-name="T13">Path of Service</text:span></text:p>
      <text:p text:style-name="P7"/>
      <text:p text:style-name="P16">_____<text:tab/>I <text:span text:style-name="T18">practice</text:span> Truthful<text:span text:style-name="T18">ness</text:span> about the condition of the OpenAgile process <text:span text:style-name="T18">and Foundations</text:span> <text:span text:style-name="T18">in my Team</text:span></text:p>
      <text:p text:style-name="P16"/>
      <text:p text:style-name="P16">_____<text:tab/>I <text:span text:style-name="T18">use</text:span> <text:span text:style-name="T18">Consultative Decision-Making</text:span> <text:span text:style-name="T18">with my fellow Team Members about advancing the OpenAgile process and Foundations</text:span></text:p>
      <text:p text:style-name="P16"/>
      <text:p text:style-name="P16">_____<text:tab/>I <text:span text:style-name="T18">apply</text:span> <text:span text:style-name="T18">Systematic Learning</text:span> <text:span text:style-name="T18">with my fellow Team Members about advancing the OpenAgile process and Foundations</text:span></text:p>
      <text:p text:style-name="P16"/>
      <text:p text:style-name="P16">_____<text:tab/>I <text:span text:style-name="T18">explore Organic Growth</text:span> <text:span text:style-name="T18">with my fellow Team Members about advancing the OpenAgile process and Foundations</text:span></text:p>
      <text:p text:style-name="P16"><text:soft-page-break/></text:p>
      <text:p text:style-name="P16">_____<text:tab/>I believe that OpenAgile will help my Team improve</text:p>
      <text:p text:style-name="P7"/>
      <text:p text:style-name="P7">_____<text:tab/>I work with only one OpenAgile Team</text:p>
      <text:p text:style-name="P7"/>
      <text:p text:style-name="P7">_____<text:tab/>I know OpenAgile well and can explain it both quickly and in detail to others</text:p>
      <text:p text:style-name="P7"/>
      <text:p text:style-name="P17">_____<text:tab/>I <text:span text:style-name="T19">facilitate time-boxing the Engagement Meetings</text:span></text:p>
      <text:p text:style-name="P17"/>
      <text:p text:style-name="P17">_____<text:tab/>I <text:span text:style-name="T19">facilitate the techniques used in the Engagement Meetings</text:span></text:p>
      <text:p text:style-name="P17"/>
      <text:p text:style-name="P17">_____<text:tab/>I <text:span text:style-name="T19">facilitate time-boxing the Progress Meetings</text:span></text:p>
      <text:p text:style-name="P17"/>
      <text:p text:style-name="P17">_____<text:tab/>I <text:span text:style-name="T19">facilitate the techniques used in the Progress Meetings</text:span></text:p>
      <text:p text:style-name="P17"/>
      <text:p text:style-name="P17">_____<text:tab/>I <text:span text:style-name="T19">facilitate time-boxing the Cycle</text:span></text:p>
      <text:p text:style-name="P17"/>
      <text:p text:style-name="P17">_____<text:tab/>I am allowed to communicate directly with any stakeholder of the Team</text:p>
      <text:p text:style-name="P7"/>
      <text:p text:style-name="P20">_____<text:tab/>I <text:span text:style-name="T23">facilitate the creation </text:span><text:span text:style-name="T24">and improvement</text:span><text:span text:style-name="T23"> of Team Standards</text:span></text:p>
      <text:p text:style-name="P20"/>
      <text:p text:style-name="P20">_____<text:tab/>I have the bandwidth and capacity to respond within minutes to my Team's questions</text:p>
      <text:p text:style-name="P20"/>
      <text:p text:style-name="P20">_____<text:tab/>I <text:span text:style-name="T19">measure the Team's Commitment Velocity</text:span></text:p>
      <text:p text:style-name="P7"/>
      <text:p text:style-name="P7">_____<text:tab/>I never tell any individual <text:span text:style-name="T25">T</text:span>eam <text:span text:style-name="T25">M</text:span>ember which <text:span text:style-name="T25">T</text:span>ask to work on</text:p>
      <text:p text:style-name="P7"/>
      <text:p text:style-name="P7">_____<text:tab/>No member of my <text:span text:style-name="T25">T</text:span>eam reports to me</text:p>
      <text:p text:style-name="P7"/>
      <text:p text:style-name="P3"><text:span text:style-name="T7">The</text:span> Growth Facilitation <text:span text:style-name="T13">Path of Service</text:span></text:p>
      <text:p text:style-name="P2"/>
      <text:p text:style-name="P18">_____<text:tab/>I <text:span text:style-name="T18">practice</text:span> Truthful<text:span text:style-name="T18">ness</text:span> about <text:span text:style-name="T20">progress towards the Goal and capacity of my Team to execute on Value Drivers</text:span></text:p>
      <text:p text:style-name="P18"/>
      <text:p text:style-name="P18">_____<text:tab/>I <text:span text:style-name="T18">use</text:span> <text:span text:style-name="T18">Consultative Decision-Making</text:span> <text:span text:style-name="T18">with my fellow Team Members about </text:span><text:span text:style-name="T20">advancing towards the Goal and developing Team capacity</text:span></text:p>
      <text:p text:style-name="P18"/>
      <text:p text:style-name="P18">_____<text:tab/>I <text:span text:style-name="T18">apply</text:span> <text:span text:style-name="T18">Systematic Learning</text:span> <text:span text:style-name="T18">with my fellow Team Members about advancing </text:span><text:span text:style-name="T20">towards the Goal and developing Team capacity</text:span></text:p>
      <text:p text:style-name="P18"/>
      <text:p text:style-name="P18">_____<text:tab/>I <text:span text:style-name="T18">explore Organic Growth</text:span> <text:span text:style-name="T18">with my fellow Team Members about advancing </text:span><text:span text:style-name="T20">towards the Goal and developing Team capacity</text:span></text:p>
      <text:p text:style-name="P18"><text:soft-page-break/></text:p>
      <text:p text:style-name="P18">_____<text:tab/>I believe that OpenAgile will help my Team improve</text:p>
      <text:p text:style-name="P18"/>
      <text:p text:style-name="P18">_____<text:tab/>I work with only one OpenAgile Team</text:p>
      <text:p text:style-name="P18"/>
      <text:p text:style-name="P18">_____<text:tab/>I know OpenAgile well and can explain it both quickly and in detail to others</text:p>
      <text:p text:style-name="P18"/>
      <text:p text:style-name="P18">_____<text:tab/>I <text:span text:style-name="T21">create and maintain the list of Value Drivers</text:span></text:p>
      <text:p text:style-name="P2"/>
      <text:p text:style-name="P19">_____<text:tab/>I <text:span text:style-name="T21">empower Team Members to accomplish Tasks in the Cycle Plan</text:span></text:p>
      <text:p text:style-name="P19"/>
      <text:p text:style-name="P19">_____<text:tab/>I <text:span text:style-name="T22">facilitate the use of a Skills Matrix to develop Team capacity</text:span></text:p>
      <text:p text:style-name="P19"/>
      <text:p text:style-name="P19">_____<text:tab/>I <text:span text:style-name="T22">measure progress towards the accomplishment of the Goal</text:span></text:p>
      <text:p text:style-name="P19"/>
      <text:p text:style-name="P19">_____<text:tab/>I am allowed to communicate directly with any stakeholder of the <text:span text:style-name="T25">T</text:span>eam</text:p>
      <text:p text:style-name="P2"/>
      <text:p text:style-name="P2">_____<text:tab/>I have the bandwidth and capacity to respond within minutes to my Team's questions</text:p>
      <text:p text:style-name="P2"/>
      <text:p text:style-name="P19">_____ <text:span text:style-name="T6">I always let my Team freely decide how many Value Drivers to </text:span><text:span text:style-name="T21">work on</text:span><text:span text:style-name="T6"> in a Cycle</text:span></text:p>
      <text:p text:style-name="P19"/>
      <text:p text:style-name="P19">_____<text:tab/>I never tell any individual Team Member which Task to work on</text:p>
      <text:p text:style-name="P19"/>
      <text:p text:style-name="P29">_____<text:tab/>No member of my Team reports to me</text:p>
      <text:p text:style-name="P2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Optima" svg:font-family="Opti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Optima" fo:font-size="9pt" style:font-size-asian="9pt" style:font-size-complex="9pt"/>
    </style:style>
    <style:style style:name="MP2" style:family="paragraph" style:parent-style-name="Footer">
      <style:text-properties style:font-name="Optima" fo:font-size="9pt" officeooo:paragraph-rsid="001f2186" style:font-size-asian="9pt" style:font-size-complex="9pt"/>
    </style:style>
    <style:style style:name="MT1" style:family="text">
      <style:text-properties officeooo:rsid="001f1f56"/>
    </style:style>
    <style:style style:name="MT2" style:family="text">
      <style:text-properties officeooo:rsid="001f2186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graphics1" text:anchor-type="paragraph" svg:x="0.005cm" svg:y="0cm" svg:width="4.309cm" svg:height="1cm" draw:z-index="4"><draw:image xlink:href="Pictures/100002010000050C0000012C44B08D52.png" xlink:type="simple" xlink:show="embed" xlink:actuate="onLoad"/></draw:frame><text:tab/><text:tab/><text:span text:style-name="MT1">info@openagile.com</text:span></text:p>
        <text:p text:style-name="MP1"><text:tab/><text:tab/>www.<text:span text:style-name="MT1">openagile</text:span>.com</text:p>
        <text:p text:style-name="MP2"><text:tab/> <text:s text:c="54"/><text:span text:style-name="MT2">This work is licensed under a Creative Commons Attribution-NoDerivs 3.0 Unported License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1-16T21:01:27</meta:creation-date>
    <dc:date>2013-03-18T10:36:38</dc:date>
    <meta:editing-duration>P2DT6H42M50S</meta:editing-duration>
    <meta:editing-cycles>25</meta:editing-cycles>
    <meta:generator>LibreOffice/3.6$MacOSX_x86 LibreOffice_project/2ef5aff-a6fb0ff-166bdff-cf087ad-0f1389</meta:generator>
    <meta:print-date>2011-01-16T21:24:50</meta:print-date>
    <meta:document-statistic meta:table-count="0" meta:image-count="1" meta:object-count="0" meta:page-count="5" meta:paragraph-count="94" meta:word-count="1157" meta:character-count="6852" meta:non-whitespace-character-count="5728"/>
  </office:meta>
</office:document-meta>
</file>